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5.svm"/>
  <manifest:file-entry manifest:media-type="" manifest:full-path="Pictures/TablePreview6.svm"/>
  <manifest:file-entry manifest:media-type="" manifest:full-path="Pictures/TablePreview7.svm"/>
  <manifest:file-entry manifest:media-type="" manifest:full-path="Pictures/TablePreview8.svm"/>
  <manifest:file-entry manifest:media-type="" manifest:full-path="Pictures/TablePreview9.svm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marker-start="Square_20_45" draw:marker-start-width="0.508cm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68cm"/>
    </style:style>
    <style:style style:name="gr3" style:family="graphic" style:parent-style-name="objectwithoutfill">
      <style:graphic-properties draw:marker-end="Arrow" draw:marker-end-width="0.508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7.616cm" style:use-optimal-column-width="false"/>
    </style:style>
    <style:style style:name="co2" style:family="table-column">
      <style:table-column-properties style:column-width="10.406cm" style:use-optimal-column-width="false"/>
    </style:style>
    <style:style style:name="co3" style:family="table-column">
      <style:table-column-properties style:column-width="10.677cm" style:use-optimal-column-width="false"/>
    </style:style>
    <style:style style:name="co4" style:family="table-column">
      <style:table-column-properties style:column-width="10.217cm" style:use-optimal-column-width="false"/>
    </style:style>
    <style:style style:name="co5" style:family="table-column">
      <style:table-column-properties style:column-width="11.428cm" style:use-optimal-column-width="false"/>
    </style:style>
    <style:style style:name="co6" style:family="table-column">
      <style:table-column-properties style:column-width="7.637cm" style:use-optimal-column-width="false"/>
    </style:style>
    <style:style style:name="co7" style:family="table-column">
      <style:table-column-properties style:column-width="7.326cm" style:use-optimal-column-width="false"/>
    </style:style>
    <style:style style:name="co8" style:family="table-column">
      <style:table-column-properties style:column-width="8.84cm" style:use-optimal-column-width="false"/>
    </style:style>
    <style:style style:name="co9" style:family="table-column">
      <style:table-column-properties style:column-width="8.088cm" style:use-optimal-column-width="false"/>
    </style:style>
    <style:style style:name="ro1" style:family="table-row">
      <style:table-row-properties style:row-height="0.919cm"/>
    </style:style>
    <style:style style:name="ro2" style:family="table-row">
      <style:table-row-properties style:row-height="0.998cm"/>
    </style:style>
    <style:style style:name="ro3" style:family="table-row">
      <style:table-row-properties style:row-height="2.132cm"/>
    </style:style>
    <style:style style:name="ro4" style:family="table-row">
      <style:table-row-properties style:row-height="0.9cm"/>
    </style:style>
    <style:style style:name="ro5" style:family="table-row">
      <style:table-row-properties style:row-height="2.817cm"/>
    </style:style>
    <style:style style:name="ro6" style:family="table-row">
      <style:table-row-properties style:row-height="0.896cm"/>
    </style:style>
    <style:style style:name="ro7" style:family="table-row">
      <style:table-row-properties style:row-height="0.973cm"/>
    </style:style>
    <style:style style:name="ro8" style:family="table-row">
      <style:table-row-properties style:row-height="0.902cm"/>
    </style:style>
    <style:style style:name="ro9" style:family="table-row">
      <style:table-row-properties style:row-height="0.914cm"/>
    </style:style>
    <style:style style:name="ro10" style:family="table-row">
      <style:table-row-properties style:row-height="0.993cm"/>
    </style:style>
    <style:style style:name="ro11" style:family="table-row">
      <style:table-row-properties style:row-height="1.503cm"/>
    </style:style>
    <style:style style:name="ro12" style:family="table-row">
      <style:table-row-properties style:row-height="2.233cm"/>
    </style:style>
    <style:style style:name="ro13" style:family="table-row">
      <style:table-row-properties style:row-height="0.904cm"/>
    </style:style>
    <style:style style:name="ro14" style:family="table-row">
      <style:table-row-properties style:row-height="2.172cm"/>
    </style:style>
    <style:style style:name="ce1" style:family="table-cell">
      <style:graphic-properties style:repeat="repeat"/>
      <style:text-properties style:use-window-font-color="true" fo:font-weight="bold" style:font-weight-asian="bold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font-family="'Courier New'" style:font-family-generic="modern" style:font-pitch="fixed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ce4" style:family="table-cell">
      <style:graphic-properties style:repeat="repeat"/>
      <style:text-properties fo:font-weight="normal" style:font-weight-asian="normal" style:font-weight-complex="normal"/>
    </style:style>
    <style:style style:name="ce5" style:family="table-cell">
      <style:graphic-properties style:repeat="repeat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>
      <style:graphic-properties style:repeat="repeat"/>
      <style:text-properties fo:font-style="normal" style:font-style-asian="normal" style:font-style-complex="normal"/>
    </style:style>
    <style:style style:name="ce7" style:family="table-cell">
      <style:graphic-properties style:repeat="repeat"/>
      <style:text-properties fo:font-family="'Courier New'" style:font-style-name="Italique" style:font-family-generic="modern" style:font-pitch="fixed" fo:font-size="16pt" style:text-underline-style="solid" style:text-underline-width="auto" style:text-underline-color="font-color" style:font-size-asian="16pt" style:font-size-complex="16pt"/>
    </style:style>
    <style:style style:name="ce8" style:family="table-cell">
      <style:graphic-properties style:repeat="repeat"/>
      <style:text-properties fo:font-family="'Courier New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ce9" style:family="table-cell">
      <style:graphic-properties style:repeat="repeat"/>
      <style:text-properties fo:font-style="italic" fo:font-weight="bold" style:font-style-asian="italic" style:font-weight-asian="bold" style:font-style-complex="italic" style:font-weight-complex="bold"/>
    </style:style>
    <style:style style:name="P1" style:family="paragraph">
      <style:paragraph-properties fo:text-align="center"/>
      <style:text-properties style:use-window-font-color="true" fo:font-family="'Courier New'" style:font-style-name="Italique" style:font-family-generic="modern" style:font-pitch="fixed" fo:font-size="16pt"/>
    </style:style>
    <style:style style:name="P2" style:family="paragraph">
      <style:text-properties style:use-window-font-color="true" fo:font-family="'Courier New'" style:font-style-name="Italique" style:font-family-generic="modern" style:font-pitch="fixed" fo:font-size="16pt"/>
    </style:style>
    <style:style style:name="P3" style:family="paragraph">
      <style:paragraph-properties fo:text-align="center"/>
      <style:text-properties style:use-window-font-color="true" fo:font-family="'Courier New'" style:font-style-name="Italique" style:font-family-generic="modern" style:font-pitch="fixed" fo:font-size="16pt" style:font-size-asian="16pt" style:font-size-complex="16pt"/>
    </style:style>
    <style:style style:name="P4" style:family="paragraph">
      <style:text-properties style:use-window-font-color="true" fo:font-family="'Courier New'" style:font-style-name="Italique" style:font-family-generic="modern" style:font-pitch="fixed" fo:font-size="16pt" style:font-size-asian="16pt" style:font-size-complex="16pt"/>
    </style:style>
    <style:style style:name="T1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family="'Courier New'" style:font-family-generic="modern" style:font-pitch="fixed" fo:font-size="16pt" style:font-size-asian="16pt" style:font-size-complex="16pt"/>
    </style:style>
    <style:style style:name="T3" style:family="text">
      <style:text-properties fo:font-family="'Courier New'" style:font-family-generic="modern" style:font-pitch="fixed"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style:use-window-font-color="true" fo:font-family="'Courier New'" style:font-style-name="Italique" style:font-family-generic="modern" style:font-pitch="fixed" fo:font-size="16pt" fo:font-weight="bold" style:font-size-asian="16pt" style:font-weight-asian="bold" style:font-size-complex="16pt" style:font-weight-complex="bold"/>
    </style:style>
    <style:style style:name="T5" style:family="text">
      <style:text-properties style:use-window-font-color="true" fo:font-family="'Courier New'" style:font-style-name="Italique" style:font-family-generic="modern" style:font-pitch="fixed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6" style:family="text">
      <style:text-properties style:use-window-font-color="true" fo:font-family="'Courier New'" style:font-style-name="Italique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7" style:family="text">
      <style:text-properties style:use-window-font-color="true" fo:font-family="'Courier New'" style:font-family-generic="modern" style:font-pitch="fixed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style:use-window-font-color="true" fo:font-family="'Courier New'" style:font-family-generic="modern" style:font-pitch="fixed" fo:font-size="16pt" fo:font-style="normal" style:font-size-asian="16pt" style:font-style-asian="normal" style:font-size-complex="16pt" style:font-style-complex="normal"/>
    </style:style>
    <style:style style:name="T9" style:family="text">
      <style:text-properties style:use-window-font-color="true" fo:font-family="'Courier New'" style:font-family-generic="modern" style:font-pitch="fixed" fo:font-size="16pt" style:font-size-asian="16pt" style:font-size-complex="16pt"/>
    </style:style>
    <style:style style:name="T10" style:family="text">
      <style:text-properties style:use-window-font-color="true" fo:font-family="'Courier New'" style:font-style-name="Italique" style:font-family-generic="modern" style:font-pitch="fixed" fo:font-size="16pt" style:text-underline-style="solid" style:text-underline-width="auto" style:text-underline-color="font-color" style:font-size-asian="16pt" style:font-size-complex="16pt"/>
    </style:style>
    <style:style style:name="T11" style:family="text">
      <style:text-properties style:use-window-font-color="true" fo:font-family="'Courier New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2" style:family="text">
      <style:text-properties fo:font-family="'Courier New'" style:font-family-generic="modern" style:font-pitch="fixed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family="'Courier New'" style:font-family-generic="modern" style:font-pitch="fixed" fo:font-size="16pt" fo:font-style="normal" style:font-size-asian="16pt" style:font-style-asian="normal" style:font-size-complex="16pt" style:font-style-complex="normal"/>
    </style:style>
    <style:style style:name="T14" style:family="text">
      <style:text-properties style:use-window-font-color="true" fo:font-family="'Courier New'" style:font-family-generic="modern" style:font-pitch="fixed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5" style:family="text">
      <style:text-properties style:use-window-font-color="true" fo:font-family="'Courier New'" style:font-family-generic="modern" style:font-pitch="fixed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standard" xml:id="id1" draw:id="id1" draw:layer="layout" svg:width="7.615cm" svg:height="4.048cm" svg:x="1.828cm" svg:y="6.458cm">
            <table:table table:template-name="default" table:use-first-row-styles="true" table:use-banding-rows-styles="true">
              <table:table-column table:style-name="co1"/>
              <table:table-row table:style-name="ro1">
                <table:table-cell table:style-name="ce1">
                  <text:p text:style-name="P1"><text:span text:style-name="T1">Game</text:span></text:p>
                </table:table-cell>
              </table:table-row>
              <table:table-row table:style-name="ro2">
                <table:table-cell table:style-name="ce2"/>
              </table:table-row>
              <table:table-row table:style-name="ro3">
                <table:table-cell table:style-name="ce2">
                  <text:p text:style-name="P2"><text:span text:style-name="T2">+getTime()</text:span></text:p>
                  <text:p text:style-name="P2"><text:span text:style-name="T2">+update(milliseconds)</text:span></text:p>
                  <text:p text:style-name="P2"><text:span text:style-name="T3">+newPopulation(city)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connector draw:style-name="gr1" draw:text-style-name="P3" draw:layer="layout" svg:x1="5.635cm" svg:y1="10.506cm" svg:x2="5.635cm" svg:y2="12.772cm" draw:start-shape="id1" draw:end-shape="id2" draw:end-glue-point="0" svg:d="m5635 10506v2266">
            <text:p/>
          </draw:connector>
          <draw:g>
            <draw:frame draw:style-name="standard" xml:id="id2" draw:id="id2" draw:layer="layout" svg:width="10.405cm" svg:height="4.616cm" svg:x="0.433cm" svg:y="12.772cm">
              <table:table table:template-name="default" table:use-first-row-styles="true" table:use-banding-rows-styles="true">
                <table:table-column table:style-name="co2"/>
                <table:table-row table:style-name="ro4">
                  <table:table-cell table:style-name="ce2">
                    <text:p text:style-name="P1"><text:span text:style-name="T4">City</text:span></text:p>
                  </table:table-cell>
                </table:table-row>
                <table:table-row table:style-name="ro4">
                  <table:table-cell table:style-name="ce3">
                    <text:p text:style-name="P2"><text:span text:style-name="T5">+BLOCK_SIZE</text:span></text:p>
                  </table:table-cell>
                </table:table-row>
                <table:table-row table:style-name="ro5">
                  <table:table-cell table:style-name="ce4">
                    <text:p text:style-name="P2"><text:span text:style-name="T6">+City(blueprintPath)</text:span></text:p>
                    <text:p text:style-name="P2"><text:span text:style-name="T6">+getBlockCountNS()</text:span></text:p>
                    <text:p text:style-name="P2"><text:span text:style-name="T6">+getBlockCountWE()</text:span></text:p>
                    <text:p text:style-name="P2"><text:span text:style-name="T6">+getBlock(nsIndex, weIndex)</text:span></text:p>
                  </table:table-cell>
                </table:table-row>
              </table:table>
              <draw:image xlink:href="Pictures/TablePreview2.svm" xlink:type="simple" xlink:show="embed" xlink:actuate="onLoad"/>
            </draw:frame>
            <draw:frame draw:style-name="gr2" draw:text-style-name="P4" draw:layer="layout" svg:width="0.796cm" svg:height="0.856cm" svg:x="5.643cm" svg:y="11.965cm">
              <draw:text-box>
                <text:p text:style-name="P2"><text:span text:style-name="T2">1</text:span></text:p>
              </draw:text-box>
            </draw:frame>
          </draw:g>
          <draw:frame draw:style-name="standard" xml:id="id5" draw:id="id5" draw:layer="layout" svg:width="10.676cm" svg:height="2.77cm" svg:x="15.134cm" svg:y="14.68cm">
            <table:table table:template-name="default" table:use-first-row-styles="true" table:use-banding-rows-styles="true">
              <table:table-column table:style-name="co3"/>
              <table:table-row table:style-name="ro6">
                <table:table-cell table:style-name="ce5">
                  <text:p text:style-name="P1"><text:span text:style-name="T7">PiecewiseConstantChronology&lt;V&gt;</text:span></text:p>
                </table:table-cell>
              </table:table-row>
              <table:table-row table:style-name="ro7">
                <table:table-cell table:style-name="ce2"/>
              </table:table-row>
              <table:table-row table:style-name="ro8">
                <table:table-cell table:style-name="ce6">
                  <text:p text:style-name="P2"><text:span text:style-name="T8">+getValue(time)</text:span></text:p>
                </table:table-cell>
              </table:table-row>
            </table:table>
            <draw:image xlink:href="Pictures/TablePreview3.svm" xlink:type="simple" xlink:show="embed" xlink:actuate="onLoad"/>
          </draw:frame>
          <draw:frame draw:style-name="standard" xml:id="id3" draw:id="id3" draw:layer="layout" svg:width="10.216cm" svg:height="2.77cm" svg:x="15.364cm" svg:y="11.562cm">
            <table:table table:template-name="default" table:use-first-row-styles="true" table:use-banding-rows-styles="true">
              <table:table-column table:style-name="co4"/>
              <table:table-row table:style-name="ro6">
                <table:table-cell table:style-name="ce5">
                  <text:p text:style-name="P1"><text:span text:style-name="T7">PiecewiseLinearChronology&lt;V&gt;</text:span></text:p>
                </table:table-cell>
              </table:table-row>
              <table:table-row table:style-name="ro7">
                <table:table-cell table:style-name="ce2"/>
              </table:table-row>
              <table:table-row table:style-name="ro8">
                <table:table-cell table:style-name="ce6">
                  <text:p text:style-name="P2"><text:span text:style-name="T8">+getValue(time)</text:span></text:p>
                </table:table-cell>
              </table:table-row>
            </table:table>
            <draw:image xlink:href="Pictures/TablePreview4.svm" xlink:type="simple" xlink:show="embed" xlink:actuate="onLoad"/>
          </draw:frame>
          <draw:connector draw:style-name="gr3" draw:text-style-name="P3" draw:layer="layout" svg:x1="25.58cm" svg:y1="12.947cm" svg:x2="26.516cm" svg:y2="10.427cm" draw:start-shape="id3" draw:start-glue-point="1" draw:end-shape="id4" draw:end-glue-point="2" svg:d="m25580 12947h936v-2520">
            <text:p/>
          </draw:connector>
          <draw:connector draw:style-name="gr4" draw:text-style-name="P3" draw:layer="layout" svg:x1="25.81cm" svg:y1="16.065cm" svg:x2="26.516cm" svg:y2="10.427cm" draw:start-shape="id5" draw:start-glue-point="1" draw:end-shape="id4" draw:end-glue-point="2" svg:d="m25810 16065h706v-5638">
            <text:p/>
          </draw:connector>
          <draw:frame draw:style-name="standard" xml:id="id8" draw:id="id8" draw:layer="layout" svg:width="11.427cm" svg:height="3.409cm" svg:x="20.803cm" svg:y="0.429cm">
            <table:table table:template-name="default" table:use-first-row-styles="true" table:use-banding-rows-styles="true">
              <table:table-column table:style-name="co5"/>
              <table:table-row table:style-name="ro9">
                <table:table-cell table:style-name="ce5">
                  <text:p text:style-name="P1"><text:span text:style-name="T7">Persona</text:span></text:p>
                </table:table-cell>
              </table:table-row>
              <table:table-row table:style-name="ro10">
                <table:table-cell table:style-name="ce2"/>
              </table:table-row>
              <table:table-row table:style-name="ro11">
                <table:table-cell table:style-name="ce2">
                  <text:p text:style-name="P2"><text:span text:style-name="T9">+getPosition(time): Vec3</text:span></text:p>
                  <text:p text:style-name="P2"><text:span text:style-name="T9">+setPosition(time, position)</text:span></text:p>
                </table:table-cell>
              </table:table-row>
            </table:table>
            <draw:image xlink:href="Pictures/TablePreview5.svm" xlink:type="simple" xlink:show="embed" xlink:actuate="onLoad"/>
          </draw:frame>
          <draw:connector draw:style-name="gr1" draw:text-style-name="P3" draw:layer="layout" svg:x1="10.055cm" svg:y1="2.479cm" svg:x2="12.295cm" svg:y2="2.479cm" draw:start-shape="id6" draw:end-shape="id7" svg:d="m10055 2479h2240">
            <text:p/>
          </draw:connector>
          <draw:g>
            <draw:frame draw:style-name="standard" xml:id="id7" draw:id="id7" draw:layer="layout" svg:width="7.636cm" svg:height="4.101cm" svg:x="12.295cm" svg:y="0.429cm">
              <table:table table:template-name="default" table:use-first-row-styles="true" table:use-banding-rows-styles="true">
                <table:table-column table:style-name="co6"/>
                <table:table-row table:style-name="ro6">
                  <table:table-cell table:style-name="ce5">
                    <text:p text:style-name="P1"><text:span text:style-name="T7">Character</text:span></text:p>
                  </table:table-cell>
                </table:table-row>
                <table:table-row table:style-name="ro7">
                  <table:table-cell table:style-name="ce2"/>
                </table:table-row>
                <table:table-row table:style-name="ro12">
                  <table:table-cell table:style-name="ce2">
                    <text:p text:style-name="P2"><text:span text:style-name="T9">+getActualPersona()</text:span></text:p>
                    <text:p text:style-name="P2"><text:span text:style-name="T8">+getRoutinePersona()</text:span></text:p>
                    <text:p text:style-name="P2"><text:span text:style-name="T8">+getPosition(time)</text:span></text:p>
                  </table:table-cell>
                </table:table-row>
              </table:table>
              <draw:image xlink:href="Pictures/TablePreview6.svm" xlink:type="simple" xlink:show="embed" xlink:actuate="onLoad"/>
            </draw:frame>
            <draw:frame draw:style-name="gr5" draw:text-style-name="P4" draw:layer="layout" svg:width="0.841cm" svg:height="0.856cm" svg:x="11.701cm" svg:y="1.976cm">
              <draw:text-box>
                <text:p text:style-name="P2"><text:span text:style-name="T2">*</text:span></text:p>
              </draw:text-box>
            </draw:frame>
          </draw:g>
          <draw:connector draw:style-name="gr1" draw:text-style-name="P3" draw:layer="layout" svg:x1="5.635cm" svg:y1="6.458cm" svg:x2="5.635cm" svg:y2="4.53cm" draw:start-shape="id1" draw:start-glue-point="0" draw:end-shape="id6" draw:end-glue-point="2" svg:d="m5635 6458v-1928">
            <text:p/>
          </draw:connector>
          <draw:frame draw:style-name="standard" draw:layer="layout" svg:width="7.325cm" svg:height="5.702cm" svg:x="12.458cm" svg:y="5.458cm">
            <table:table table:template-name="default" table:use-first-row-styles="true" table:use-banding-rows-styles="true">
              <table:table-column table:style-name="co7"/>
              <table:table-row table:style-name="ro9">
                <table:table-cell table:style-name="ce5">
                  <text:p text:style-name="P1"><text:span text:style-name="T7">CityBlock</text:span></text:p>
                </table:table-cell>
              </table:table-row>
              <table:table-row table:style-name="ro10">
                <table:table-cell table:style-name="ce7">
                  <text:p text:style-name="P2"><text:span text:style-name="T10">+GROUND</text:span></text:p>
                  <text:p text:style-name="P2"><text:span text:style-name="T10">+ROAD</text:span></text:p>
                  <text:p text:style-name="P2"><text:span text:style-name="T10">+POLICE_BUILDING</text:span></text:p>
                  <text:p text:style-name="P2"><text:span text:style-name="T10">+OFFICE_BUILDING</text:span></text:p>
                  <text:p text:style-name="P2"><text:span text:style-name="T10">+HOUSE</text:span></text:p>
                </table:table-cell>
              </table:table-row>
              <table:table-row table:style-name="ro11">
                <table:table-cell table:style-name="ce8">
                  <text:p text:style-name="P2"><text:span text:style-name="T11">+getType(): String</text:span></text:p>
                  <text:p text:style-name="P2"><text:span text:style-name="T11">+getPosition(): Vec3</text:span></text:p>
                </table:table-cell>
              </table:table-row>
            </table:table>
            <draw:image xlink:href="Pictures/TablePreview7.svm" xlink:type="simple" xlink:show="embed" xlink:actuate="onLoad"/>
          </draw:frame>
          <draw:g>
            <draw:frame draw:style-name="standard" xml:id="id6" draw:id="id6" draw:layer="layout" svg:width="8.839cm" svg:height="4.101cm" svg:x="1.216cm" svg:y="0.429cm">
              <table:table table:template-name="default" table:use-first-row-styles="true" table:use-banding-rows-styles="true">
                <table:table-column table:style-name="co8"/>
                <table:table-row table:style-name="ro6">
                  <table:table-cell table:style-name="ce5">
                    <text:p text:style-name="P1"><text:span text:style-name="T12">Population</text:span></text:p>
                  </table:table-cell>
                </table:table-row>
                <table:table-row table:style-name="ro7">
                  <table:table-cell table:style-name="ce2"/>
                </table:table-row>
                <table:table-row table:style-name="ro12">
                  <table:table-cell table:style-name="ce2">
                    <text:p text:style-name="P2"><text:span text:style-name="T2">+getCharacterCount()</text:span></text:p>
                    <text:p text:style-name="P2"><text:span text:style-name="T13">+getCharacter(index)</text:span></text:p>
                    <text:p text:style-name="P2"><text:span text:style-name="T13">+addCharacter(character)</text:span></text:p>
                  </table:table-cell>
                </table:table-row>
              </table:table>
              <draw:image xlink:href="Pictures/TablePreview8.svm" xlink:type="simple" xlink:show="embed" xlink:actuate="onLoad"/>
            </draw:frame>
            <draw:frame draw:style-name="gr2" draw:text-style-name="P4" draw:layer="layout" svg:width="0.759cm" svg:height="0.856cm" svg:x="5.664cm" svg:y="4.467cm">
              <draw:text-box>
                <text:p text:style-name="P2"><text:span text:style-name="T2">1</text:span></text:p>
              </draw:text-box>
            </draw:frame>
          </draw:g>
          <draw:connector draw:style-name="gr1" draw:text-style-name="P3" draw:layer="layout" svg:x1="26.516cm" svg:y1="3.838cm" svg:x2="26.516cm" svg:y2="6.379cm" draw:start-shape="id8" draw:start-glue-point="2" draw:end-shape="id4" draw:end-glue-point="0" svg:d="m26516 3838v2541">
            <text:p/>
          </draw:connector>
          <draw:g>
            <draw:frame draw:style-name="standard" xml:id="id4" draw:id="id4" draw:layer="layout" svg:width="8.087cm" svg:height="4.048cm" svg:x="22.473cm" svg:y="6.379cm">
              <table:table table:template-name="default" table:use-first-row-styles="true" table:use-banding-rows-styles="true">
                <table:table-column table:style-name="co9"/>
                <table:table-row table:style-name="ro13">
                  <table:table-cell table:style-name="ce9">
                    <text:p text:style-name="P1"><text:span text:style-name="T14">Chronology&lt;V&gt;</text:span></text:p>
                  </table:table-cell>
                </table:table-row>
                <table:table-row table:style-name="ro7">
                  <table:table-cell table:style-name="ce2"/>
                </table:table-row>
                <table:table-row table:style-name="ro14">
                  <table:table-cell table:style-name="ce2">
                    <text:p text:style-name="P2"><text:span text:style-name="T9">+getPeriod()</text:span></text:p>
                    <text:p text:style-name="P2"><text:span text:style-name="T15">+getValue(time)</text:span></text:p>
                    <text:p text:style-name="P2"><text:span text:style-name="T9">+setValue(time, value)</text:span></text:p>
                  </table:table-cell>
                </table:table-row>
              </table:table>
              <draw:image xlink:href="Pictures/TablePreview9.svm" xlink:type="simple" xlink:show="embed" xlink:actuate="onLoad"/>
            </draw:frame>
            <draw:frame draw:style-name="gr5" draw:text-style-name="P4" draw:layer="layout" svg:width="0.841cm" svg:height="0.856cm" svg:x="26.563cm" svg:y="5.766cm">
              <draw:text-box>
                <text:p text:style-name="P2"><text:span text:style-name="T2">*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Square_20_45" draw:display-name="Square 45" svg:viewBox="0 0 1131 1131" svg:d="m0 564 564 567 567-567-567-564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33.02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11T20:57:01</meta:creation-date>
    <dc:date>2013-09-15T23:30:10.52</dc:date>
    <meta:editing-duration>PT3H39M57S</meta:editing-duration>
    <meta:editing-cycles>30</meta:editing-cycles>
    <meta:generator>OpenOffice/4.0.0$Win32 OpenOffice.org_project/400m3$Build-9702</meta:generator>
    <meta:document-statistic meta:object-count="24"/>
  </office:meta>
</office:document-meta>
</file>